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1">
      <style:text-properties officeooo:rsid="00028216" officeooo:paragraph-rsid="00028216"/>
    </style:style>
    <style:style style:name="P2" style:family="paragraph" style:parent-style-name="Text_20_body">
      <style:text-properties officeooo:rsid="00028216" officeooo:paragraph-rsid="00028216"/>
    </style:style>
    <style:style style:name="P3" style:family="paragraph" style:parent-style-name="Text_20_body">
      <style:text-properties officeooo:paragraph-rsid="00028216"/>
    </style:style>
    <style:style style:name="P4" style:family="paragraph" style:parent-style-name="Text_20_body">
      <style:text-properties officeooo:rsid="0003a698" officeooo:paragraph-rsid="0003a698"/>
    </style:style>
    <style:style style:name="P5" style:family="paragraph" style:parent-style-name="Text_20_body">
      <style:text-properties officeooo:rsid="00046d55" officeooo:paragraph-rsid="00046d55"/>
    </style:style>
    <style:style style:name="P6" style:family="paragraph" style:parent-style-name="Title">
      <style:text-properties officeooo:paragraph-rsid="00028216"/>
    </style:style>
    <style:style style:name="T1" style:family="text">
      <style:text-properties officeooo:rsid="00028216"/>
    </style:style>
    <style:style style:name="T2" style:family="text">
      <style:text-properties style:font-name="Liberation Sans" fo:font-size="28pt" fo:font-weight="bold" officeooo:rsid="0003a698" style:font-name-asian="Microsoft YaHei" style:font-size-asian="28pt" style:font-weight-asian="bold" style:font-name-complex="Arial" style:font-size-complex="28pt" style:font-weight-complex="bold"/>
    </style:style>
    <style:style style:name="T3" style:family="text">
      <style:text-properties officeooo:rsid="00046d5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1">Lab 3. <text:s/></text:span><text:span text:style-name="T2">Pipelines and Monads</text:span></text:p>
      <text:p text:style-name="P2"/>
      <text:p text:style-name="P2"/>
      <text:h text:style-name="P1" text:outline-level="1">Exercise 1. <text:s/></text:h>
      <text:p text:style-name="P3"/>
      <text:p text:style-name="P4">In the Lab3/Data directory there is a file called Inventory Data.txt. <text:s/>This file contains a list of products sold by the Acme Corporation. You will write an application using functional style programming that will do the following:</text:p>
      <text:p text:style-name="P4"/>
      <text:p text:style-name="P4">1. <text:s/>Open and read the input data file.</text:p>
      <text:p text:style-name="P4">2. <text:s/>Convert all unit prices in USD to S<text:span text:style-name="T3">E</text:span>K. <text:span text:style-name="T3">Use a conversion factor of 10 SEK to 1 USD.</text:span></text:p>
      <text:p text:style-name="P4">3. <text:span text:style-name="T3">\ Prepare a cost of inventory report.</text:span></text:p>
      <text:p text:style-name="P5">4 <text:s/>Print the report, please add headers and footers, including the number of items processed in the input file and the total cost of inventory. </text:p>
      <text:p text:style-name="P5">5. <text:s/>In the conversion function, instead of converting using built in methods, such as int() and str(), use a failure monad to ensure that no exceptions are thrown.</text:p>
      <text:p text:style-name="P5">The output should be a cost of inventory report to STDOUT. </text:p>
      <text:p text:style-name="P5"/>
      <text:p text:style-name="P5"/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12T14:27:32.049000000</meta:creation-date>
    <dc:date>2022-05-18T21:49:02.750000000</dc:date>
    <meta:editing-duration>PT3M35S</meta:editing-duration>
    <meta:editing-cycles>1</meta:editing-cycles>
    <meta:document-statistic meta:table-count="0" meta:image-count="0" meta:object-count="0" meta:page-count="1" meta:paragraph-count="9" meta:word-count="143" meta:character-count="802" meta:non-whitespace-character-count="658"/>
    <meta:generator>LibreOffice/7.0.3.1$Windows_X86_64 LibreOffice_project/d7547858d014d4cf69878db179d326fc3483e082</meta:generator>
  </office:meta>
</office:document-meta>
</file>